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58cm"/>
    </style:style>
    <style:style style:name="co2" style:family="table-column">
      <style:table-column-properties fo:break-before="auto" style:column-width="2.517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Full1">
      <style:table-properties table:display="true" style:writing-mode="lr-tb"/>
    </style:style>
    <style:style style:name="ta2" style:family="table" style:master-page-name="PageStyle_5f_Full2">
      <style:table-properties table:display="true" style:writing-mode="lr-tb"/>
    </style:style>
    <style:style style:name="ta3" style:family="table" style:master-page-name="PageStyle_5f_Full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11">
      <style:table-cell-properties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ull1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51" table:default-cell-style-name="ce14"/>
        <table:table-column table:style-name="co7" table:number-columns-repeated="76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lación de facturas pendientes de cobro</text:p>
          </table:table-cell>
          <table:covered-table-cell table:number-columns-repeated="2"/>
          <table:table-cell table:style-name="ce6" office:value-type="string" calcext:value-type="string">
            <text:p>a fecha:</text:p>
          </table:table-cell>
          <table:table-cell table:style-name="ce9" office:value-type="date" office:date-value="2007-07-15" calcext:value-type="date">
            <text:p>15/07/200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Factura</text:p>
          </table:table-cell>
          <table:table-cell table:style-name="ce3" office:value-type="string" calcext:value-type="string">
            <text:p>Importe</text:p>
          </table:table-cell>
          <table:table-cell table:style-name="ce3" office:value-type="string" calcext:value-type="string">
            <text:p>Vencimiento</text:p>
          </table:table-cell>
          <table:table-cell table:style-name="ce10" office:value-type="string" calcext:value-type="string">
            <text:p>Retraso días</text:p>
          </table:table-cell>
          <table:table-cell table:style-name="ce12" table:number-columns-repeated="251"/>
          <table:table-cell table:style-name="ce13" table:number-columns-repeated="768"/>
        </table:table-row>
        <table:table-row table:style-name="ro1">
          <table:table-cell table:style-name="ce4" office:value-type="string" calcext:value-type="string">
            <text:p>Carnicer Heras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9908" calcext:value-type="float">
            <text:p>9908</text:p>
          </table:table-cell>
          <table:table-cell table:style-name="ce7" office:value-type="date" office:date-value="2007-06-14" calcext:value-type="date">
            <text:p>14/06/2007</text:p>
          </table:table-cell>
          <table:table-cell table:style-name="ce11" table:formula="of:=ORG.LIBREOFFICE.RAWSUBTRACT([.$E$1];[.$D4])" office:value-type="float" office:value="31" calcext:value-type="float">
            <text:p>31</text:p>
          </table:table-cell>
          <table:table-cell table:formula="of:= [.$E4]*[.$C4]" office:value-type="float" office:value="307148" calcext:value-type="float">
            <text:p>30714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lvarez Justo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1779" calcext:value-type="float">
            <text:p>11779</text:p>
          </table:table-cell>
          <table:table-cell table:style-name="ce7" office:value-type="date" office:date-value="2007-04-16" calcext:value-type="date">
            <text:p>16/04/2007</text:p>
          </table:table-cell>
          <table:table-cell table:style-name="ce11" table:formula="of:=ORG.LIBREOFFICE.RAWSUBTRACT([.$E$1];[.$D5])" office:value-type="float" office:value="90" calcext:value-type="float">
            <text:p>90</text:p>
          </table:table-cell>
          <table:table-cell table:formula="of:= [.$E5]*[.$C5]" office:value-type="float" office:value="1060110" calcext:value-type="float">
            <text:p>106011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rana Higueras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7719" calcext:value-type="float">
            <text:p>7719</text:p>
          </table:table-cell>
          <table:table-cell table:style-name="ce7" office:value-type="date" office:date-value="2007-06-23" calcext:value-type="date">
            <text:p>23/06/2007</text:p>
          </table:table-cell>
          <table:table-cell table:style-name="ce11" table:formula="of:=ORG.LIBREOFFICE.RAWSUBTRACT([.$E$1];[.$D6])" office:value-type="float" office:value="22" calcext:value-type="float">
            <text:p>22</text:p>
          </table:table-cell>
          <table:table-cell table:formula="of:= [.$E6]*[.$C6]" office:value-type="float" office:value="169818" calcext:value-type="float">
            <text:p>1698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idalgo Jimena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1412" calcext:value-type="float">
            <text:p>11412</text:p>
          </table:table-cell>
          <table:table-cell table:style-name="ce7" office:value-type="date" office:date-value="2007-04-04" calcext:value-type="date">
            <text:p>04/04/2007</text:p>
          </table:table-cell>
          <table:table-cell table:style-name="ce11" table:formula="of:=ORG.LIBREOFFICE.RAWSUBTRACT([.$E$1];[.$D7])" office:value-type="float" office:value="102" calcext:value-type="float">
            <text:p>102</text:p>
          </table:table-cell>
          <table:table-cell table:formula="of:= [.$E7]*[.$C7]" office:value-type="float" office:value="1164024" calcext:value-type="float">
            <text:p>116402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opez Vara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639" calcext:value-type="float">
            <text:p>639</text:p>
          </table:table-cell>
          <table:table-cell table:style-name="ce7" office:value-type="date" office:date-value="2007-02-24" calcext:value-type="date">
            <text:p>24/02/2007</text:p>
          </table:table-cell>
          <table:table-cell table:style-name="ce11" table:formula="of:=ORG.LIBREOFFICE.RAWSUBTRACT([.$E$1];[.$D8])" office:value-type="float" office:value="141" calcext:value-type="float">
            <text:p>141</text:p>
          </table:table-cell>
          <table:table-cell table:formula="of:= [.$E8]*[.$C8]" office:value-type="float" office:value="90099" calcext:value-type="float">
            <text:p>9009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rtín Peña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1064" calcext:value-type="float">
            <text:p>1064</text:p>
          </table:table-cell>
          <table:table-cell table:style-name="ce7" office:value-type="date" office:date-value="2007-05-06" calcext:value-type="date">
            <text:p>06/05/2007</text:p>
          </table:table-cell>
          <table:table-cell table:style-name="ce11" table:formula="of:=ORG.LIBREOFFICE.RAWSUBTRACT([.$E$1];[.$D9])" office:value-type="float" office:value="70" calcext:value-type="float">
            <text:p>70</text:p>
          </table:table-cell>
          <table:table-cell table:formula="of:= [.$E9]*[.$C9]" office:value-type="float" office:value="74480" calcext:value-type="float">
            <text:p>7448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ierra Garzón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1436" calcext:value-type="float">
            <text:p>1436</text:p>
          </table:table-cell>
          <table:table-cell table:style-name="ce7" office:value-type="date" office:date-value="2007-04-23" calcext:value-type="date">
            <text:p>23/04/2007</text:p>
          </table:table-cell>
          <table:table-cell table:style-name="ce11" table:formula="of:=ORG.LIBREOFFICE.RAWSUBTRACT([.$E$1];[.$D10])" office:value-type="float" office:value="83" calcext:value-type="float">
            <text:p>83</text:p>
          </table:table-cell>
          <table:table-cell table:formula="of:= [.$E10]*[.$C10]" office:value-type="float" office:value="119188" calcext:value-type="float">
            <text:p>11918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onzález Suevo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972" calcext:value-type="float">
            <text:p>2972</text:p>
          </table:table-cell>
          <table:table-cell table:style-name="ce7" office:value-type="date" office:date-value="2007-06-24" calcext:value-type="date">
            <text:p>24/06/2007</text:p>
          </table:table-cell>
          <table:table-cell table:style-name="ce11" table:formula="of:=ORG.LIBREOFFICE.RAWSUBTRACT([.$E$1];[.$D11])" office:value-type="float" office:value="21" calcext:value-type="float">
            <text:p>21</text:p>
          </table:table-cell>
          <table:table-cell table:formula="of:= [.$E11]*[.$C11]" office:value-type="float" office:value="62412" calcext:value-type="float">
            <text:p>6241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omedio:</text:p>
          </table:table-cell>
          <table:table-cell table:formula="of:=AVERAGE([.E4:.E11])" office:value-type="float" office:value="70" calcext:value-type="float">
            <text:p>70</text:p>
          </table:table-cell>
          <table:table-cell table:formula="of:=SUM([.F4:.F11])" office:value-type="float" office:value="3047279" calcext:value-type="float">
            <text:p>304727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>
            <text:p>usando SUMAPRODUCTO</text:p>
          </table:table-cell>
          <table:table-cell/>
          <table:table-cell table:formula="of:=SUMPRODUCT([.C4:.C11];[.E4:.E11])" office:value-type="float" office:value="3047279" calcext:value-type="float">
            <text:p>304727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otal importe</text:p>
          </table:table-cell>
          <table:table-cell table:style-name="ce19" table:formula="of:=SUM([.C4:.C11])" office:value-type="currency" office:currency="EUR" office:value="46929" calcext:value-type="currency">
            <text:p>46.929,00 €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5" office:value-type="string" calcext:value-type="string">
            <text:p>Retraso medio ponderado</text:p>
          </table:table-cell>
          <table:table-cell table:style-name="ce5" table:formula="of:=[.F12]/[.B15]" office:value-type="float" office:value="64.9338149118882" calcext:value-type="float">
            <text:p>64,93</text:p>
          </table:table-cell>
          <table:table-cell/>
          <table:table-cell table:style-name="ce8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2" table:style-name="ta2" table:print="false">
        <table:table-column table:style-name="co8" table:number-columns-repeated="256" table:default-cell-style-name="Default"/>
        <table:table-row table:style-name="ro1">
          <table:table-cell table:number-columns-repeated="256"/>
        </table:table-row>
      </table:table>
      <table:table table:name="Full3" table:style-name="ta3" table:print="false">
        <table:table-column table:style-name="co8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s" fo:country="ES" style:font-name-asian="DejaVu San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style:font-family-generic="swiss" fo:font-size="10pt" style:font-name-asian="DejaVu Sans" style:font-family-asian="'DejaVu Sans'" style:font-family-generic-asian="system" style:font-pitch-asian="variable" style:font-size-asian="10pt" style:font-name-complex="Arial1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 style:data-style-name="N2" text:time-value="16:36:52.947757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ull1" style:display-name="PageStyle_Ful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ull2" style:display-name="PageStyle_Full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ull3" style:display-name="PageStyle_Full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Ismael Fanlo</meta:initial-creator>
    <meta:creation-date>2007-08-15T16:26:58</meta:creation-date>
    <dc:date>2025-04-26T16:47:13.945970400</dc:date>
    <meta:editing-cycles>3</meta:editing-cycles>
    <meta:editing-duration>PT22H10M21S</meta:editing-duration>
    <meta:document-statistic meta:table-count="3" meta:cell-count="65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